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957f" officeooo:paragraph-rsid="0002957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a78f" officeooo:paragraph-rsid="0002a78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2957f" officeooo:paragraph-rsid="0002957f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2a78f" officeooo:paragraph-rsid="0002a78f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2a78f" officeooo:paragraph-rsid="0002a78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02957f" officeooo:paragraph-rsid="0002957f" style:font-size-asian="11.3500003814697pt" style:font-weight-asian="bold" style:font-size-complex="13pt" style:font-weight-complex="bold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3pt" style:text-underline-style="none" fo:font-weight="bold" officeooo:rsid="0002957f" officeooo:paragraph-rsid="0004f66a" style:font-size-asian="11.3500003814697pt" style:font-weight-asian="bold" style:font-size-complex="13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4f66a" officeooo:paragraph-rsid="0004f66a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3pt" style:text-underline-style="none" fo:font-weight="normal" officeooo:rsid="0004f66a" officeooo:paragraph-rsid="0004f66a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officeooo:rsid="0002a78f" officeooo:paragraph-rsid="0004f66a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4f66a"/>
    </style:style>
    <style:style style:name="P12" style:family="paragraph" style:parent-style-name="Standard" style:list-style-name="L7">
      <style:paragraph-properties fo:text-align="start" style:justify-single-word="false"/>
      <style:text-properties officeooo:paragraph-rsid="0004f6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officeooo:rsid="0004f66a"/>
    </style:style>
    <style:style style:name="T4" style:family="text">
      <style:text-properties fo:font-size="13pt" style:text-underline-style="none" fo:font-weight="normal" officeooo:rsid="0004f66a" style:font-size-asian="11.3500003814697pt" style:font-weight-asian="normal" style:font-size-complex="13pt" style:font-weight-complex="normal"/>
    </style:style>
    <style:style style:name="T5" style:family="text">
      <style:text-properties officeooo:rsid="0002a7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3cm" fo:text-indent="-0.635cm" fo:margin-left="1.84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8cm" fo:text-indent="-0.635cm" fo:margin-left="2.47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3cm" fo:text-indent="-0.635cm" fo:margin-left="3.11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8cm" fo:text-indent="-0.635cm" fo:margin-left="3.7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3cm" fo:text-indent="-0.635cm" fo:margin-left="4.38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8cm" fo:text-indent="-0.635cm" fo:margin-left="5.01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3cm" fo:text-indent="-0.635cm" fo:margin-left="5.6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8cm" fo:text-indent="-0.635cm" fo:margin-left="6.28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3cm" fo:text-indent="-0.635cm" fo:margin-left="6.92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8cm" fo:text-indent="-0.635cm" fo:margin-left="7.55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43cm" fo:text-indent="-0.635cm" fo:margin-left="1.8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78cm" fo:text-indent="-0.635cm" fo:margin-left="2.4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13cm" fo:text-indent="-0.635cm" fo:margin-left="3.1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48cm" fo:text-indent="-0.635cm" fo:margin-left="3.7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83cm" fo:text-indent="-0.635cm" fo:margin-left="4.3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18cm" fo:text-indent="-0.635cm" fo:margin-left="5.0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53cm" fo:text-indent="-0.635cm" fo:margin-left="5.6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88cm" fo:text-indent="-0.635cm" fo:margin-left="6.2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23cm" fo:text-indent="-0.635cm" fo:margin-left="6.9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58cm" fo:text-indent="-0.635cm" fo:margin-left="7.55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SHEET 7</text:p>
      <text:p text:style-name="P2"/>
      <text:p text:style-name="P3">1)PROBLEM: <text:span text:style-name="T2">Implement min-heap and sort a list of integers.</text:span></text:p>
      <text:p text:style-name="P3"/>
      <text:p text:style-name="P3"><text:s text:c="2"/>ALGORITHM:</text:p>
      <text:p text:style-name="P3"/>
      <text:list xml:id="list4577292999052071917" text:style-name="L1">
        <text:list-item>
          <text:p text:style-name="P8">START.</text:p>
        </text:list-item>
        <text:list-item>
          <text:p text:style-name="P8">Create a class heap with the data members as an integer n and an integer array.</text:p>
        </text:list-item>
        <text:list-item>
          <text:p text:style-name="P8">Initialize n as 0.</text:p>
        </text:list-item>
        <text:list-item>
          <text:p text:style-name="P8">Member functions are:</text:p>
        </text:list-item>
        <text:list-item>
          <text:p text:style-name="P8">enter_size( ): to enter the size, ie. the value of n.</text:p>
        </text:list-item>
        <text:list-item>
          <text:p text:style-name="P8">enter_elements( ) to enter the elements of the heap. The elements are entered in an array from 1 to n. Call the function bulid_minheap( ) to create a minheap.</text:p>
        </text:list-item>
        <text:list-item>
          <text:p text:style-name="P8">build_minheap( ): <text:span text:style-name="T5">for(int i=n/2;i&gt;=1;i--), </text:span>call <text:span text:style-name="T5"><text:s/>min_heapify(a,i,n).</text:span></text:p>
        </text:list-item>
        <text:list-item>
          <text:p text:style-name="P10"><text:s/>min_heapify(a,i,n): </text:p>
        </text:list-item>
      </text:list>
      <text:list xml:id="list74698966767205709" text:style-name="L4">
        <text:list-item>
          <text:p text:style-name="P11"><text:span text:style-name="T4">it sorts and stores the elements in the order of a minheap. </text:span></text:p>
        </text:list-item>
        <text:list-item>
          <text:p text:style-name="P11"><text:span text:style-name="T4">If a[i] is the root, then (2*i+1) is the left child and (2*i+2) is the right child.</text:span></text:p>
        </text:list-item>
        <text:list-item>
          <text:p text:style-name="P11"><text:span text:style-name="T4"><text:s/>The array is sorted such that the root is always less than the children.</text:span></text:p>
        </text:list-item>
      </text:list>
      <text:list xml:id="list172102660136856" text:continue-list="list4577292999052071917" text:style-name="L1">
        <text:list-item>
          <text:p text:style-name="P8">Display( ): it displays the sorted heap.</text:p>
        </text:list-item>
        <text:list-item>
          <text:p text:style-name="P8">Write a main function to execute these operations on heap.</text:p>
        </text:list-item>
        <text:list-item>
          <text:p text:style-name="P8">STOP.</text:p>
        </text:list-item>
      </text:list>
      <text:p text:style-name="P3"/>
      <text:p text:style-name="P3"><text:s text:c="2"/>SOURCE CODE:</text:p>
      <text:p text:style-name="P3"/>
      <text:p text:style-name="P5">#include&lt;iostream&gt;</text:p>
      <text:p text:style-name="P5"/>
      <text:p text:style-name="P5">using namespace std;</text:p>
      <text:p text:style-name="P5"/>
      <text:p text:style-name="P5">class heap{</text:p>
      <text:p text:style-name="P5"/>
      <text:p text:style-name="P5"/>
      <text:p text:style-name="P5"><text:s text:c="3"/>int n,a[20];</text:p>
      <text:p text:style-name="P5"/>
      <text:p text:style-name="P5"><text:s text:c="3"/>public:</text:p>
      <text:p text:style-name="P5"/>
      <text:p text:style-name="P5"><text:s text:c="3"/>heap():n(0){}</text:p>
      <text:p text:style-name="P5"/>
      <text:p text:style-name="P5"><text:s text:c="3"/>void enter_size()</text:p>
      <text:p text:style-name="P5"><text:s text:c="3"/>{</text:p>
      <text:p text:style-name="P5"><text:s text:c="6"/>cout&lt;&lt;"\n enter the number of elements:";</text:p>
      <text:p text:style-name="P5"><text:s text:c="6"/>cin&gt;&gt;n;</text:p>
      <text:p text:style-name="P5"><text:s text:c="3"/>}</text:p>
      <text:p text:style-name="P5"/>
      <text:p text:style-name="P5"><text:s text:c="3"/>void build_minheap(int *a,int n)</text:p>
      <text:p text:style-name="P5"><text:s text:c="3"/>{</text:p>
      <text:p text:style-name="P5"><text:s text:c="8"/>for(int i=n/2;i&gt;=1;i--)</text:p>
      <text:p text:style-name="P5"/>
      <text:p text:style-name="P5"><text:soft-page-break/><text:s text:c="9"/>min_heapify(a,i,n);</text:p>
      <text:p text:style-name="P5"/>
      <text:p text:style-name="P5"><text:s text:c="3"/>}</text:p>
      <text:p text:style-name="P5"/>
      <text:p text:style-name="P5"><text:s text:c="3"/>void enter_elements(){</text:p>
      <text:p text:style-name="P5"/>
      <text:p text:style-name="P5"><text:s text:c="7"/>cout&lt;&lt;"\n enter the elements:";</text:p>
      <text:p text:style-name="P5"/>
      <text:p text:style-name="P5"><text:s text:c="8"/>for(int i=1;i&lt;=n;i++)</text:p>
      <text:p text:style-name="P5"><text:s text:c="10"/>cin&gt;&gt;a[i];</text:p>
      <text:p text:style-name="P5"/>
      <text:p text:style-name="P5"><text:s text:c="10"/>build_minheap(a,n);</text:p>
      <text:p text:style-name="P5"><text:s text:c="7"/>}</text:p>
      <text:p text:style-name="P5"/>
      <text:p text:style-name="P5">void min_heapify(int *a,int i,int n)</text:p>
      <text:p text:style-name="P5"/>
      <text:p text:style-name="P5">{</text:p>
      <text:p text:style-name="P5"/>
      <text:p text:style-name="P5"><text:s text:c="4"/>int j, temp;</text:p>
      <text:p text:style-name="P5"/>
      <text:p text:style-name="P5"><text:s text:c="4"/>temp = a[i];</text:p>
      <text:p text:style-name="P5"/>
      <text:p text:style-name="P5"><text:s text:c="4"/>j = 2 * i;</text:p>
      <text:p text:style-name="P5"/>
      <text:p text:style-name="P5"><text:s text:c="4"/>while (j &lt;= n)</text:p>
      <text:p text:style-name="P5"/>
      <text:p text:style-name="P5"><text:s text:c="4"/>{</text:p>
      <text:p text:style-name="P5"/>
      <text:p text:style-name="P5"><text:s text:c="8"/>if (j &lt; n &amp;&amp; a[j+1] &lt; a[j])</text:p>
      <text:p text:style-name="P5"/>
      <text:p text:style-name="P5"><text:s text:c="12"/>j = j + 1;</text:p>
      <text:p text:style-name="P5"/>
      <text:p text:style-name="P5"><text:s text:c="8"/>if (temp &lt; a[j])</text:p>
      <text:p text:style-name="P5"/>
      <text:p text:style-name="P5"><text:s text:c="12"/>break;</text:p>
      <text:p text:style-name="P5"/>
      <text:p text:style-name="P5"><text:s text:c="8"/>else if (temp &gt;= a[j])</text:p>
      <text:p text:style-name="P5"/>
      <text:p text:style-name="P5"><text:s text:c="8"/>{</text:p>
      <text:p text:style-name="P5"/>
      <text:p text:style-name="P5"><text:s text:c="12"/>a[j/2] = a[j];</text:p>
      <text:p text:style-name="P5"/>
      <text:p text:style-name="P5"><text:s text:c="12"/>j = 2 * j;</text:p>
      <text:p text:style-name="P5"/>
      <text:p text:style-name="P5"><text:s text:c="8"/>}</text:p>
      <text:p text:style-name="P5"/>
      <text:p text:style-name="P5"><text:s text:c="4"/>}</text:p>
      <text:p text:style-name="P5"/>
      <text:p text:style-name="P5"><text:soft-page-break/><text:s text:c="4"/>a[j/2] = temp;</text:p>
      <text:p text:style-name="P5"/>
      <text:p text:style-name="P5"><text:s text:c="4"/>return;</text:p>
      <text:p text:style-name="P5"/>
      <text:p text:style-name="P5">}</text:p>
      <text:p text:style-name="P5"/>
      <text:p text:style-name="P5"><text:s text:c="3"/>void display()</text:p>
      <text:p text:style-name="P5"><text:s text:c="3"/>{</text:p>
      <text:p text:style-name="P5"><text:s text:c="6"/>cout&lt;&lt;"\n the sorted heap is:";</text:p>
      <text:p text:style-name="P5"/>
      <text:p text:style-name="P5"><text:s text:c="6"/>for(int i=1;i&lt;=n;i++)</text:p>
      <text:p text:style-name="P5"><text:s text:c="10"/>cout&lt;&lt;a[i]&lt;&lt;"\t";</text:p>
      <text:p text:style-name="P5"><text:s text:c="3"/>}</text:p>
      <text:p text:style-name="P5"/>
      <text:p text:style-name="P5"/>
      <text:p text:style-name="P5"/>
      <text:p text:style-name="P5">};</text:p>
      <text:p text:style-name="P5"/>
      <text:p text:style-name="P5">main()</text:p>
      <text:p text:style-name="P5">{</text:p>
      <text:p text:style-name="P5"><text:s text:c="3"/>heap hp;</text:p>
      <text:p text:style-name="P5"/>
      <text:p text:style-name="P5"><text:s text:c="3"/>hp.enter_size();</text:p>
      <text:p text:style-name="P5"><text:s text:c="3"/>hp.enter_elements();</text:p>
      <text:p text:style-name="P5"><text:s text:c="3"/>hp.display();</text:p>
      <text:p text:style-name="P5"/>
      <text:p text:style-name="P5"><text:s text:c="2"/>return 0;</text:p>
      <text:p text:style-name="P5">}</text:p>
      <text:p text:style-name="P3"/>
      <text:p text:style-name="P3"><text:s text:c="2"/>TESTING:</text:p>
      <text:p text:style-name="P3"/>
      <text:p text:style-name="P4"><text:s/><text:span text:style-name="T1">enter the number of elements:8</text:span></text:p>
      <text:p text:style-name="P5"/>
      <text:p text:style-name="P5"><text:s/>enter the elements:4</text:p>
      <text:p text:style-name="P5">5</text:p>
      <text:p text:style-name="P5">3</text:p>
      <text:p text:style-name="P5">2</text:p>
      <text:p text:style-name="P5">6</text:p>
      <text:p text:style-name="P5">7</text:p>
      <text:p text:style-name="P5">1</text:p>
      <text:p text:style-name="P5">8</text:p>
      <text:p text:style-name="P5"/>
      <text:p text:style-name="P5"><text:s/>the sorted heap is:1<text:tab/>2<text:tab/>3<text:tab/>5<text:tab/>6<text:tab/>7<text:tab/>4<text:tab/>8<text:tab/></text:p>
      <text:p text:style-name="P5">Process returned 0 (0x0) <text:s text:c="2"/>execution time : 40.174 s</text:p>
      <text:p text:style-name="P5">Press ENTER to continue.</text:p>
      <text:p text:style-name="P3"/>
      <text:p text:style-name="P3"/>
      <text:p text:style-name="P3">2)PROBLEM: <text:span text:style-name="T2">Implement max-heap and sort a list of integers.</text:span></text:p>
      <text:p text:style-name="P3"><text:soft-page-break/></text:p>
      <text:p text:style-name="P3"><text:s text:c="2"/>ALGORITHM:</text:p>
      <text:list xml:id="list1772200143906444280" text:style-name="L6">
        <text:list-header>
          <text:p text:style-name="P7"/>
        </text:list-header>
        <text:list-item>
          <text:p text:style-name="P9">START.</text:p>
        </text:list-item>
        <text:list-item>
          <text:p text:style-name="P9">Create a class heap with the data members as an integer n and an integer array.</text:p>
        </text:list-item>
        <text:list-item>
          <text:p text:style-name="P9">Initialize n as 0.</text:p>
        </text:list-item>
        <text:list-item>
          <text:p text:style-name="P9">Member functions are:</text:p>
        </text:list-item>
        <text:list-item>
          <text:p text:style-name="P9">enter_size( ): to enter the size, ie. the value of n.</text:p>
        </text:list-item>
        <text:list-item>
          <text:p text:style-name="P9">enter_elements( ) to enter the elements of the heap. The elements are entered in an array from 1 to n. Call the function bulid_maxheap( ) to create a maxheap.</text:p>
        </text:list-item>
        <text:list-item>
          <text:p text:style-name="P9">build_maxheap( ): <text:span text:style-name="T5">for(int i=n/2;i&gt;=1;i--), </text:span>call <text:span text:style-name="T5"><text:s/>m</text:span>ax<text:span text:style-name="T5">_heapify(a,i,n)</text:span></text:p>
        </text:list-item>
        <text:list-item>
          <text:p text:style-name="P9"><text:span text:style-name="T5">max_heapify(a,i,n): </text:span></text:p>
        </text:list-item>
      </text:list>
      <text:list xml:id="list3078608122623072033" text:style-name="L7">
        <text:list-item>
          <text:p text:style-name="P12"><text:span text:style-name="T4">it sorts and stores the elements in the order of a maxheap. </text:span></text:p>
        </text:list-item>
        <text:list-item>
          <text:p text:style-name="P12"><text:span text:style-name="T4">If a[i] is the root, then (2*i+1) is the left child and (2*i+2) is the right child.</text:span></text:p>
        </text:list-item>
        <text:list-item>
          <text:p text:style-name="P12"><text:span text:style-name="T4"><text:s/>The array is sorted such that the root is always greater than the children.</text:span></text:p>
        </text:list-item>
      </text:list>
      <text:list xml:id="list172103666592619" text:continue-list="list1772200143906444280" text:style-name="L6">
        <text:list-item>
          <text:p text:style-name="P9">Display( ): it displays the sorted heap.</text:p>
        </text:list-item>
        <text:list-item>
          <text:p text:style-name="P9">Write a main function to execute these operations on heap.</text:p>
        </text:list-item>
        <text:list-item>
          <text:p text:style-name="P9">STOP.</text:p>
        </text:list-item>
      </text:list>
      <text:p text:style-name="P3"/>
      <text:p text:style-name="P3"><text:s text:c="2"/>SOURCE CODE:</text:p>
      <text:p text:style-name="P3"/>
      <text:p text:style-name="P5"><text:s/>#include&lt;iostream&gt;</text:p>
      <text:p text:style-name="P5"/>
      <text:p text:style-name="P5">using namespace std;</text:p>
      <text:p text:style-name="P5"/>
      <text:p text:style-name="P5">class heap{</text:p>
      <text:p text:style-name="P5"/>
      <text:p text:style-name="P5"/>
      <text:p text:style-name="P5"><text:s text:c="3"/>int n,a[20];</text:p>
      <text:p text:style-name="P5"/>
      <text:p text:style-name="P5"><text:s text:c="3"/>public:</text:p>
      <text:p text:style-name="P5"/>
      <text:p text:style-name="P5"><text:s text:c="3"/>heap():n(0){}</text:p>
      <text:p text:style-name="P5"/>
      <text:p text:style-name="P5"><text:s text:c="3"/>void enter_size()</text:p>
      <text:p text:style-name="P5"><text:s text:c="3"/>{</text:p>
      <text:p text:style-name="P5"><text:s text:c="6"/>cout&lt;&lt;"\n enter the number of elements:";</text:p>
      <text:p text:style-name="P5"><text:s text:c="6"/>cin&gt;&gt;n;</text:p>
      <text:p text:style-name="P5"><text:s text:c="3"/>}</text:p>
      <text:p text:style-name="P5"/>
      <text:p text:style-name="P5"><text:s text:c="3"/>void build_maxheap(int *a,int n)</text:p>
      <text:p text:style-name="P5"><text:s text:c="3"/>{</text:p>
      <text:p text:style-name="P5"><text:s text:c="8"/>for(int i=n/2;i&gt;=1;i--)</text:p>
      <text:p text:style-name="P5"/>
      <text:p text:style-name="P5"><text:s text:c="9"/>max_heapify(a,i,n);</text:p>
      <text:p text:style-name="P5"/>
      <text:p text:style-name="P5"><text:s text:c="3"/>}</text:p>
      <text:p text:style-name="P5"/>
      <text:p text:style-name="P5"><text:soft-page-break/><text:s text:c="3"/>void enter_elements(){</text:p>
      <text:p text:style-name="P5"/>
      <text:p text:style-name="P5"><text:s text:c="7"/>cout&lt;&lt;"\n enter the elements:";</text:p>
      <text:p text:style-name="P5"/>
      <text:p text:style-name="P5"><text:s text:c="8"/>for(int i=1;i&lt;=n;i++)</text:p>
      <text:p text:style-name="P5"><text:s text:c="10"/>cin&gt;&gt;a[i];</text:p>
      <text:p text:style-name="P5"/>
      <text:p text:style-name="P5"><text:s text:c="10"/>build_maxheap(a,n);</text:p>
      <text:p text:style-name="P5"><text:s text:c="7"/>}</text:p>
      <text:p text:style-name="P5"/>
      <text:p text:style-name="P5"/>
      <text:p text:style-name="P5"/>
      <text:p text:style-name="P5"><text:s text:c="3"/>void max_heapify(int *a,int i,int n)</text:p>
      <text:p text:style-name="P5"><text:s text:c="3"/>{</text:p>
      <text:p text:style-name="P5"><text:s text:c="8"/>int j, temp;</text:p>
      <text:p text:style-name="P5"/>
      <text:p text:style-name="P5"><text:s text:c="8"/>temp = a[i];</text:p>
      <text:p text:style-name="P5"/>
      <text:p text:style-name="P5"><text:s text:c="8"/>j = 2 * i;</text:p>
      <text:p text:style-name="P5"/>
      <text:p text:style-name="P5"><text:s text:c="8"/>while (j &lt;= n)</text:p>
      <text:p text:style-name="P5"/>
      <text:p text:style-name="P5"><text:s text:c="8"/>{</text:p>
      <text:p text:style-name="P5"/>
      <text:p text:style-name="P5"><text:s text:c="12"/>if (j &lt; n &amp;&amp; a[j+1] &gt; a[j])</text:p>
      <text:p text:style-name="P5"/>
      <text:p text:style-name="P5"><text:s text:c="16"/>j = j + 1;</text:p>
      <text:p text:style-name="P5"/>
      <text:p text:style-name="P5"><text:s text:c="12"/>if (temp &gt; a[j])</text:p>
      <text:p text:style-name="P5"/>
      <text:p text:style-name="P5"><text:s text:c="16"/>break;</text:p>
      <text:p text:style-name="P5"/>
      <text:p text:style-name="P5"><text:s text:c="12"/>else if (temp &lt;= a[j])</text:p>
      <text:p text:style-name="P5"/>
      <text:p text:style-name="P5"><text:s text:c="12"/>{</text:p>
      <text:p text:style-name="P5"/>
      <text:p text:style-name="P5"><text:s text:c="16"/>a[j / 2] = a[j];</text:p>
      <text:p text:style-name="P5"/>
      <text:p text:style-name="P5"><text:s text:c="16"/>j = 2 * j;</text:p>
      <text:p text:style-name="P5"/>
      <text:p text:style-name="P5"><text:s text:c="12"/>}</text:p>
      <text:p text:style-name="P5"/>
      <text:p text:style-name="P5"><text:s text:c="8"/>}</text:p>
      <text:p text:style-name="P5"/>
      <text:p text:style-name="P5"><text:s text:c="8"/>a[j/2] = temp;</text:p>
      <text:p text:style-name="P5"/>
      <text:p text:style-name="P5"><text:s text:c="8"/>return;</text:p>
      <text:p text:style-name="P5"/>
      <text:p text:style-name="P5"><text:soft-page-break/><text:s text:c="4"/>}</text:p>
      <text:p text:style-name="P5"/>
      <text:p text:style-name="P5"/>
      <text:p text:style-name="P5"><text:s text:c="3"/>void display()</text:p>
      <text:p text:style-name="P5"><text:s text:c="3"/>{</text:p>
      <text:p text:style-name="P5"><text:s text:c="6"/>cout&lt;&lt;"\n the sorted heap is:";</text:p>
      <text:p text:style-name="P5"/>
      <text:p text:style-name="P5"><text:s text:c="6"/>for(int i=1;i&lt;=n;i++)</text:p>
      <text:p text:style-name="P5"><text:s text:c="10"/>cout&lt;&lt;a[i]&lt;&lt;"\t";</text:p>
      <text:p text:style-name="P5"><text:s text:c="3"/>}</text:p>
      <text:p text:style-name="P5"/>
      <text:p text:style-name="P5"/>
      <text:p text:style-name="P5"/>
      <text:p text:style-name="P5">};</text:p>
      <text:p text:style-name="P5"/>
      <text:p text:style-name="P5">main()</text:p>
      <text:p text:style-name="P5">{</text:p>
      <text:p text:style-name="P5"><text:s text:c="3"/>heap hp;</text:p>
      <text:p text:style-name="P5"/>
      <text:p text:style-name="P5"><text:s text:c="3"/>hp.enter_size();</text:p>
      <text:p text:style-name="P5"><text:s text:c="3"/>hp.enter_elements();</text:p>
      <text:p text:style-name="P5"><text:s text:c="3"/>hp.display();</text:p>
      <text:p text:style-name="P5"/>
      <text:p text:style-name="P5"><text:s text:c="2"/>return 0;</text:p>
      <text:p text:style-name="P5">}</text:p>
      <text:p text:style-name="P3"/>
      <text:p text:style-name="P3"><text:s text:c="2"/>TESTING:</text:p>
      <text:p text:style-name="P3"/>
      <text:p text:style-name="P5"><text:s/>enter the number of elements:6</text:p>
      <text:p text:style-name="P5"/>
      <text:p text:style-name="P5"><text:s/>enter the elements:10</text:p>
      <text:p text:style-name="P5">12</text:p>
      <text:p text:style-name="P5">7</text:p>
      <text:p text:style-name="P5">8</text:p>
      <text:p text:style-name="P5">6</text:p>
      <text:p text:style-name="P5">20</text:p>
      <text:p text:style-name="P5"/>
      <text:p text:style-name="P5"><text:s/>the sorted heap is:20<text:tab/>12<text:tab/>10<text:tab/>8<text:tab/>6<text:tab/>7<text:tab/></text:p>
      <text:p text:style-name="P5">Process returned 0 (0x0) <text:s text:c="2"/>execution time : 17.453 s</text:p>
      <text:p text:style-name="P5">Press ENTER to conti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0:27:55.417892824</meta:creation-date>
    <dc:date>2015-05-09T17:21:01.684858353</dc:date>
    <meta:editing-duration>PT58M28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6" meta:paragraph-count="173" meta:word-count="650" meta:character-count="4104" meta:non-whitespace-character-count="3015"/>
  </office:meta>
</office:document-meta>
</file>